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72f" draw:textarea-horizontal-align="justify" draw:textarea-vertical-align="middle" draw:auto-grow-height="false" fo:min-height="1.25cm" fo:min-width="5.5cm"/>
      <style:paragraph-properties style:writing-mode="lr-tb"/>
    </style:style>
    <style:style style:name="gr2" style:family="graphic" style:parent-style-name="standard">
      <style:graphic-properties svg:stroke-color="#000000" draw:fill-color="#e8f2a1" draw:textarea-horizontal-align="justify" draw:textarea-vertical-align="middle" draw:auto-grow-height="false" fo:min-height="1.25cm" fo:min-width="5.5cm"/>
      <style:paragraph-properties style:writing-mode="lr-tb"/>
    </style:style>
    <style:style style:name="gr3" style:family="graphic" style:parent-style-name="standard">
      <style:graphic-properties svg:stroke-color="#000000" draw:fill-color="#b3cac7" draw:textarea-horizontal-align="justify" draw:textarea-vertical-align="middle" draw:auto-grow-height="false" fo:min-height="1.25cm" fo:min-width="5.5cm"/>
      <style:paragraph-properties style:writing-mode="lr-tb"/>
    </style:style>
    <style:style style:name="gr4" style:family="graphic" style:parent-style-name="standard">
      <style:graphic-properties svg:stroke-color="#000000" draw:fill-color="#ff972f" draw:textarea-horizontal-align="justify" draw:textarea-vertical-align="middle" draw:auto-grow-height="false" fo:min-height="1.75cm" fo:min-width="5.5cm"/>
      <style:paragraph-properties style:writing-mode="lr-tb"/>
    </style:style>
    <style:style style:name="gr5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5.5cm"/>
      <style:paragraph-properties style:writing-mode="lr-tb"/>
    </style:style>
    <style:style style:name="gr6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5.5cm"/>
      <style:paragraph-properties style:writing-mode="lr-tb"/>
    </style:style>
    <style:style style:name="gr7" style:family="graphic" style:parent-style-name="objectwithoutfill">
      <style:graphic-properties draw:marker-end="Nuolenkärjet_20_1" draw:marker-end-width="0.3cm" draw:fill="none" draw:textarea-vertical-align="middle"/>
      <style:paragraph-properties style:writing-mode="lr-tb"/>
    </style:style>
    <style:style style:name="gr8" style:family="graphic" style:parent-style-name="objectwithoutfill">
      <style:graphic-properties draw:marker-end="Nuolenkärjet_20_3" draw:marker-end-width="0.3cm" draw:fill="none" draw:textarea-vertical-align="middle"/>
      <style:paragraph-properties style:writing-mode="lr-tb"/>
    </style:style>
    <style:style style:name="gr9" style:family="graphic" style:parent-style-name="objectwithoutfill">
      <style:graphic-properties draw:marker-end="Nuolenkärjet_20_5" draw:marker-end-width="0.3cm" draw:fill="none" draw:textarea-vertical-align="middle"/>
      <style:paragraph-properties style:writing-mode="lr-tb"/>
    </style:style>
    <style:style style:name="gr10" style:family="graphic" style:parent-style-name="objectwithoutfill">
      <style:graphic-properties draw:marker-end="Nuolenkärjet_20_6" draw:marker-end-width="0.3cm" draw:fill="none" draw:textarea-vertical-align="middle"/>
      <style:paragraph-properties style:writing-mode="lr-tb"/>
    </style:style>
    <style:style style:name="gr11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75cm" fo:min-width="6.5cm"/>
      <style:paragraph-properties style:writing-mode="lr-tb"/>
    </style:style>
    <style:style style:name="gr12" style:family="graphic" style:parent-style-name="objectwithoutfill">
      <style:graphic-properties draw:marker-end="Nuolenkärjet_20_9" draw:marker-end-width="0.3cm" draw:fill="none" draw:textarea-vertical-align="middle"/>
    </style:style>
    <style:style style:name="gr13" style:family="graphic" style:parent-style-name="objectwithoutfill">
      <style:graphic-properties draw:marker-end="Nuolenkärjet_20_10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Nuolenkärjet_20_12" draw:marker-end-width="0.3cm" draw:fill="none" draw:textarea-vertical-align="middle"/>
    </style:style>
    <style:style style:name="gr15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75cm" fo:min-width="6.5cm"/>
      <style:paragraph-properties style:writing-mode="lr-tb"/>
    </style:style>
    <style:style style:name="gr16" style:family="graphic" style:parent-style-name="objectwithoutfill">
      <style:graphic-properties draw:marker-end="Nuolenkärjet_20_13" draw:marker-end-width="0.3cm" draw:fill="none" draw:textarea-vertical-align="middle"/>
    </style:style>
    <style:style style:name="gr17" style:family="graphic" style:parent-style-name="objectwithoutfill">
      <style:graphic-properties draw:marker-end="Nuolenkärjet_20_14" draw:marker-end-width="0.3cm" draw:fill="none" draw:textarea-vertical-align="middle"/>
      <style:paragraph-properties style:writing-mode="lr-tb"/>
    </style:style>
    <style:style style:name="gr18" style:family="graphic" style:parent-style-name="objectwithoutfill">
      <style:graphic-properties draw:marker-end="Nuolenkärjet_20_15" draw:marker-end-width="0.3cm" draw:fill="none" draw:textarea-vertical-align="middle"/>
    </style:style>
    <style:style style:name="gr19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5.5cm"/>
      <style:paragraph-properties style:writing-mode="lr-tb"/>
    </style:style>
    <style:style style:name="gr20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5.5cm"/>
      <style:paragraph-properties style:writing-mode="lr-tb"/>
    </style:style>
    <style:style style:name="gr21" style:family="graphic" style:parent-style-name="objectwithoutfill">
      <style:graphic-properties draw:marker-end="Nuolenkärjet_20_16" draw:marker-end-width="0.3cm" draw:fill="none" draw:textarea-vertical-align="middle"/>
    </style:style>
    <style:style style:name="gr22" style:family="graphic" style:parent-style-name="objectwithoutfill">
      <style:graphic-properties draw:marker-end="Nuolenkärjet_20_17" draw:marker-end-width="0.3cm" draw:fill="none" draw:textarea-vertical-align="middle"/>
      <style:paragraph-properties style:writing-mode="lr-tb"/>
    </style:style>
    <style:style style:name="gr23" style:family="graphic" style:parent-style-name="objectwithoutfill">
      <style:graphic-properties draw:marker-end="Nuolenkärjet_20_18" draw:marker-end-width="0.3cm" draw:fill="none" draw:textarea-vertical-align="middle"/>
    </style:style>
    <style:style style:name="gr24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3cm"/>
      <style:paragraph-properties style:writing-mode="lr-tb"/>
    </style:style>
    <style:style style:name="gr25" style:family="graphic" style:parent-style-name="objectwithoutfill">
      <style:graphic-properties draw:marker-end="Nuolenkärjet_20_23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svg:stroke-color="#000000" draw:fill-color="#e8f2a1" draw:textarea-horizontal-align="justify" draw:textarea-vertical-align="middle" draw:auto-grow-height="false" fo:min-height="2.75cm" fo:min-width="3cm"/>
      <style:paragraph-properties style:writing-mode="lr-tb"/>
    </style:style>
    <style:style style:name="gr27" style:family="graphic" style:parent-style-name="standard">
      <style:graphic-properties svg:stroke-color="#000000" draw:fill-color="#b3cac7" draw:textarea-horizontal-align="justify" draw:textarea-vertical-align="middle" draw:auto-grow-height="false" fo:min-height="2.75cm" fo:min-width="3cm"/>
      <style:paragraph-properties style:writing-mode="lr-tb"/>
    </style:style>
    <style:style style:name="gr28" style:family="graphic" style:parent-style-name="standard" style:list-style-name="L1">
      <style:graphic-properties svg:stroke-color="#000000" draw:fill-color="#e8f2a1" draw:textarea-horizontal-align="justify" draw:textarea-vertical-align="middle" draw:auto-grow-height="false" fo:min-height="1.75cm" fo:min-width="5.5cm"/>
      <style:paragraph-properties style:writing-mode="lr-tb"/>
    </style:style>
    <style:style style:name="gr29" style:family="graphic" style:parent-style-name="standard" style:list-style-name="L1">
      <style:graphic-properties svg:stroke-color="#000000" draw:fill-color="#b3cac7" draw:textarea-horizontal-align="justify" draw:textarea-vertical-align="middle" draw:auto-grow-height="false" fo:min-height="1.75cm" fo:min-width="5.5cm"/>
      <style:paragraph-properties style:writing-mode="lr-tb"/>
    </style:style>
    <style:style style:name="gr30" style:family="graphic" style:parent-style-name="objectwithoutfill">
      <style:graphic-properties draw:marker-end="Nuolenkärjet_20_24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Nuolenkärjet_20_25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svg:stroke-color="#000000" draw:fill-color="#b3cac7" draw:textarea-horizontal-align="justify" draw:textarea-vertical-align="middle" draw:auto-grow-height="false" fo:min-height="2.777cm" fo:min-width="5.5cm"/>
      <style:paragraph-properties style:writing-mode="lr-tb"/>
    </style:style>
    <style:style style:name="gr33" style:family="graphic" style:parent-style-name="objectwithoutfill">
      <style:graphic-properties draw:marker-end="Nuolenkärjet_20_26" draw:marker-end-width="0.3cm" draw:fill="none" draw:textarea-vertical-align="middle"/>
      <style:paragraph-properties style:writing-mode="lr-tb"/>
    </style:style>
    <style:style style:name="gr34" style:family="graphic" style:parent-style-name="standard">
      <style:graphic-properties svg:stroke-color="#000000" draw:fill-color="#e8f2a1" draw:textarea-horizontal-align="justify" draw:textarea-vertical-align="middle" draw:auto-grow-height="false" fo:min-height="2.777cm" fo:min-width="5.5cm"/>
      <style:paragraph-properties style:writing-mode="lr-tb"/>
    </style:style>
    <style:style style:name="gr35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5.5cm"/>
      <style:paragraph-properties style:writing-mode="lr-tb"/>
    </style:style>
    <style:style style:name="gr36" style:family="graphic" style:parent-style-name="objectwithoutfill">
      <style:graphic-properties draw:marker-end="Nuolenkärjet_20_27" draw:marker-end-width="0.3cm" draw:fill="none" draw:textarea-vertical-align="middle"/>
      <style:paragraph-properties style:writing-mode="lr-tb"/>
    </style:style>
    <style:style style:name="gr37" style:family="graphic" style:parent-style-name="objectwithoutfill">
      <style:graphic-properties draw:marker-end="Nuolenkärjet_20_28" draw:marker-end-width="0.3cm" draw:fill="none" draw:textarea-vertical-align="middle"/>
    </style:style>
    <style:style style:name="gr38" style:family="graphic" style:parent-style-name="objectwithoutfill">
      <style:graphic-properties draw:marker-end="Nuolenkärjet_20_29" draw:marker-end-width="0.3cm" draw:fill="none" draw:textarea-vertical-align="middle"/>
      <style:paragraph-properties style:writing-mode="lr-tb"/>
    </style:style>
    <style:style style:name="gr39" style:family="graphic" style:parent-style-name="objectwithoutfill">
      <style:graphic-properties draw:marker-end="Nuolenkärjet_20_30" draw:marker-end-width="0.3cm" draw:fill="none" draw:textarea-vertical-align="middle"/>
      <style:paragraph-properties style:writing-mode="lr-tb"/>
    </style:style>
    <style:style style:name="gr40" style:family="graphic" style:parent-style-name="standard">
      <style:graphic-properties svg:stroke-color="#000000" draw:fill-color="#ff972f" draw:textarea-horizontal-align="justify" draw:textarea-vertical-align="middle" draw:auto-grow-height="false" fo:min-height="2.75cm" fo:min-width="2.5cm"/>
      <style:paragraph-properties style:writing-mode="lr-tb"/>
    </style:style>
    <style:style style:name="gr41" style:family="graphic" style:parent-style-name="objectwithoutfill">
      <style:graphic-properties draw:marker-end="Nuolenkärjet_20_32" draw:marker-end-width="0.3cm" draw:fill="none" draw:textarea-vertical-align="middle"/>
    </style:style>
    <style:style style:name="gr42" style:family="graphic" style:parent-style-name="standard">
      <style:graphic-properties svg:stroke-color="#000000" draw:fill-color="#e8f2a1" draw:textarea-horizontal-align="justify" draw:textarea-vertical-align="middle" draw:auto-grow-height="false" fo:min-height="2.75cm" fo:min-width="2.5cm"/>
      <style:paragraph-properties style:writing-mode="lr-tb"/>
    </style:style>
    <style:style style:name="gr43" style:family="graphic" style:parent-style-name="standard">
      <style:graphic-properties svg:stroke-color="#000000" draw:fill-color="#b3cac7" draw:textarea-horizontal-align="justify" draw:textarea-vertical-align="middle" draw:auto-grow-height="false" fo:min-height="2.75cm" fo:min-width="2.5cm"/>
      <style:paragraph-properties style:writing-mode="lr-tb"/>
    </style:style>
    <style:style style:name="gr44" style:family="graphic" style:parent-style-name="objectwithoutfill">
      <style:graphic-properties draw:marker-end="Nuolenkärjet_20_33" draw:marker-end-width="0.3cm" draw:fill="none" draw:textarea-vertical-align="middle"/>
    </style:style>
    <style:style style:name="gr45" style:family="graphic" style:parent-style-name="objectwithoutfill">
      <style:graphic-properties draw:marker-end="Nuolenkärjet_20_34" draw:marker-end-width="0.3cm" draw:fill="none" draw:textarea-vertical-align="middle"/>
    </style:style>
    <style:style style:name="gr46" style:family="graphic" style:parent-style-name="standard">
      <style:graphic-properties svg:stroke-color="#000000" draw:fill-color="#ff972f" draw:textarea-horizontal-align="justify" draw:textarea-vertical-align="middle" draw:auto-grow-height="false" fo:min-height="2.25cm" fo:min-width="3.5cm"/>
      <style:paragraph-properties style:writing-mode="lr-tb"/>
    </style:style>
    <style:style style:name="gr47" style:family="graphic" style:parent-style-name="standard">
      <style:graphic-properties svg:stroke-color="#000000" draw:fill-color="#e8f2a1" draw:textarea-horizontal-align="justify" draw:textarea-vertical-align="middle" draw:auto-grow-height="false" fo:min-height="2.25cm" fo:min-width="3.5cm"/>
      <style:paragraph-properties style:writing-mode="lr-tb"/>
    </style:style>
    <style:style style:name="gr48" style:family="graphic" style:parent-style-name="standard">
      <style:graphic-properties svg:stroke-color="#000000" draw:fill-color="#b3cac7" draw:textarea-horizontal-align="justify" draw:textarea-vertical-align="middle" draw:auto-grow-height="false" fo:min-height="2.25cm" fo:min-width="3.5cm"/>
      <style:paragraph-properties style:writing-mode="lr-tb"/>
    </style:style>
    <style:style style:name="gr49" style:family="graphic" style:parent-style-name="objectwithoutfill">
      <style:graphic-properties draw:marker-end="Nuolenkärjet_20_35" draw:marker-end-width="0.3cm" draw:fill="none" draw:textarea-vertical-align="middle"/>
      <style:paragraph-properties style:writing-mode="lr-tb"/>
    </style:style>
    <style:style style:name="gr50" style:family="graphic" style:parent-style-name="objectwithoutfill">
      <style:graphic-properties draw:marker-end="Nuolenkärjet_20_36" draw:marker-end-width="0.3cm" draw:fill="none" draw:textarea-vertical-align="middle"/>
      <style:paragraph-properties style:writing-mode="lr-tb"/>
    </style:style>
    <style:style style:name="gr51" style:family="graphic" style:parent-style-name="objectwithoutfill">
      <style:graphic-properties draw:marker-end="Nuolenkärjet_20_37" draw:marker-end-width="0.3cm" draw:fill="none" draw:textarea-vertical-align="middle"/>
      <style:paragraph-properties style:writing-mode="lr-tb"/>
    </style:style>
    <style:style style:name="gr52" style:family="graphic" style:parent-style-name="standard">
      <style:graphic-properties svg:stroke-color="#000000" draw:fill-color="#ffbf00" draw:textarea-horizontal-align="justify" draw:textarea-vertical-align="middle" draw:auto-grow-height="false" fo:min-height="1.75cm" fo:min-width="3.5cm"/>
      <style:paragraph-properties style:writing-mode="lr-tb"/>
    </style:style>
    <style:style style:name="gr53" style:family="graphic" style:parent-style-name="objectwithoutfill">
      <style:graphic-properties draw:marker-end="Nuolenkärjet_20_39" draw:marker-end-width="0.3cm" draw:fill="none" draw:textarea-vertical-align="middle"/>
      <style:paragraph-properties style:writing-mode="lr-tb"/>
    </style:style>
    <style:style style:name="gr54" style:family="graphic" style:parent-style-name="objectwithoutfill">
      <style:graphic-properties draw:marker-end="Nuolenkärjet_20_40" draw:marker-end-width="0.3cm" draw:fill="none" draw:textarea-vertical-align="middle"/>
    </style:style>
    <style:style style:name="gr55" style:family="graphic" style:parent-style-name="objectwithoutfill">
      <style:graphic-properties draw:marker-end="Nuolenkärjet_20_41" draw:marker-end-width="0.3cm" draw:fill="none" draw:textarea-vertical-align="middle"/>
    </style:style>
    <style:style style:name="gr56" style:family="graphic" style:parent-style-name="objectwithoutfill">
      <style:graphic-properties draw:marker-end="Nuolenkärjet_20_43" draw:marker-end-width="0.3cm" draw:fill="none" draw:textarea-vertical-align="middle"/>
    </style:style>
    <style:style style:name="gr57" style:family="graphic" style:parent-style-name="objectwithoutfill">
      <style:graphic-properties draw:marker-end="Nuolenkärjet_20_44" draw:marker-end-width="0.3cm" draw:fill="none" draw:textarea-vertical-align="middle"/>
    </style:style>
    <style:style style:name="gr58" style:family="graphic" style:parent-style-name="objectwithoutfill">
      <style:graphic-properties draw:marker-end="Nuolenkärjet_20_44" draw:marker-end-width="0.3cm" draw:fill="none" draw:textarea-vertical-align="middle"/>
      <style:paragraph-properties style:writing-mode="lr-tb"/>
    </style:style>
    <style:style style:name="gr59" style:family="graphic" style:parent-style-name="objectwithoutfill">
      <style:graphic-properties draw:marker-end="Nuolenkärjet_20_45" draw:marker-end-width="0.3cm" draw:fill="none" draw:textarea-vertical-align="middle"/>
    </style:style>
    <style:style style:name="gr60" style:family="graphic" style:parent-style-name="standard">
      <style:graphic-properties svg:stroke-color="#000000" draw:fill-color="#ffbf00" draw:textarea-horizontal-align="justify" draw:textarea-vertical-align="middle" draw:auto-grow-height="false" fo:min-height="1.75cm" fo:min-width="4.5cm"/>
      <style:paragraph-properties style:writing-mode="lr-tb"/>
    </style:style>
    <style:style style:name="gr61" style:family="graphic" style:parent-style-name="objectwithoutfill">
      <style:graphic-properties draw:marker-end="Nuolenkärjet_20_46" draw:marker-end-width="0.3cm" draw:fill="none" draw:textarea-vertical-align="middle"/>
    </style:style>
    <style:style style:name="gr62" style:family="graphic" style:parent-style-name="standard" style:list-style-name="L1">
      <style:graphic-properties svg:stroke-color="#000000" draw:fill-color="#ffbf00" draw:textarea-horizontal-align="justify" draw:textarea-vertical-align="middle" draw:auto-grow-height="false" fo:min-height="1.75cm" fo:min-width="10.5cm"/>
      <style:paragraph-properties style:writing-mode="lr-tb"/>
    </style:style>
    <style:style style:name="gr63" style:family="graphic" style:parent-style-name="standard">
      <style:graphic-properties svg:stroke-color="#000000" draw:fill-color="#ffbf00" draw:textarea-horizontal-align="justify" draw:textarea-vertical-align="middle" draw:auto-grow-height="false" fo:min-height="3.25cm" fo:min-width="4cm"/>
      <style:paragraph-properties style:writing-mode="lr-tb"/>
    </style:style>
    <style:style style:name="gr64" style:family="graphic" style:parent-style-name="objectwithoutfill">
      <style:graphic-properties draw:marker-end="Nuolenkärjet_20_47" draw:marker-end-width="0.3cm" draw:fill="none" draw:textarea-vertical-align="middle"/>
    </style:style>
    <style:style style:name="gr65" style:family="graphic" style:parent-style-name="objectwithoutfill">
      <style:graphic-properties draw:marker-end="Nuolenkärjet_20_48" draw:marker-end-width="0.3cm" draw:fill="none" draw:textarea-vertical-align="middle"/>
      <style:paragraph-properties style:writing-mode="lr-tb"/>
    </style:style>
    <style:style style:name="gr66" style:family="graphic" style:parent-style-name="objectwithoutfill">
      <style:graphic-properties draw:marker-end="Nuolenkärjet_20_49" draw:marker-end-width="0.3cm" draw:fill="none" draw:textarea-vertical-align="middle"/>
    </style:style>
    <style:style style:name="gr67" style:family="graphic" style:parent-style-name="objectwithoutfill">
      <style:graphic-properties draw:marker-end="Nuolenkärjet_20_50" draw:marker-end-width="0.3cm" draw:fill="none" draw:textarea-vertical-align="middle"/>
      <style:paragraph-properties style:writing-mode="lr-tb"/>
    </style:style>
    <style:style style:name="gr68" style:family="graphic" style:parent-style-name="standard">
      <style:graphic-properties svg:stroke-color="#000000" draw:fill-color="#ff972f" draw:textarea-horizontal-align="justify" draw:textarea-vertical-align="middle" draw:auto-grow-height="false" fo:min-height="2.25cm" fo:min-width="4cm"/>
      <style:paragraph-properties style:writing-mode="lr-tb"/>
    </style:style>
    <style:style style:name="gr69" style:family="graphic" style:parent-style-name="objectwithoutfill">
      <style:graphic-properties draw:marker-end="Nuolenkärjet_20_51" draw:marker-end-width="0.3cm" draw:fill="none" draw:textarea-vertical-align="middle"/>
      <style:paragraph-properties style:writing-mode="lr-tb"/>
    </style:style>
    <style:style style:name="gr70" style:family="graphic" style:parent-style-name="objectwithoutfill">
      <style:graphic-properties draw:marker-end="Nuolenkärjet_20_52" draw:marker-end-width="0.3cm" draw:fill="none" draw:textarea-vertical-align="middle"/>
    </style:style>
    <style:style style:name="gr71" style:family="graphic" style:parent-style-name="standard">
      <style:graphic-properties svg:stroke-color="#000000" draw:fill-color="#e8f2a1" draw:textarea-horizontal-align="justify" draw:textarea-vertical-align="middle" draw:auto-grow-height="false" fo:min-height="2.277cm" fo:min-width="4cm"/>
      <style:paragraph-properties style:writing-mode="lr-tb"/>
    </style:style>
    <style:style style:name="gr72" style:family="graphic" style:parent-style-name="objectwithoutfill">
      <style:graphic-properties draw:marker-end="Nuolenkärjet_20_53" draw:marker-end-width="0.3cm" draw:fill="none" draw:textarea-vertical-align="middle"/>
    </style:style>
    <style:style style:name="gr73" style:family="graphic" style:parent-style-name="objectwithoutfill">
      <style:graphic-properties draw:marker-end="Nuolenkärjet_20_54" draw:marker-end-width="0.3cm" draw:fill="none" draw:textarea-vertical-align="middle"/>
    </style:style>
    <style:style style:name="gr74" style:family="graphic" style:parent-style-name="objectwithoutfill">
      <style:graphic-properties draw:marker-end="Nuolenkärjet_20_55" draw:marker-end-width="0.3cm" draw:fill="none" draw:textarea-vertical-align="middle"/>
      <style:paragraph-properties style:writing-mode="lr-tb"/>
    </style:style>
    <style:style style:name="gr75" style:family="graphic" style:parent-style-name="objectwithoutfill">
      <style:graphic-properties draw:marker-end="Nuolenkärjet_20_56" draw:marker-end-width="0.3cm" draw:fill="none" draw:textarea-vertical-align="middle"/>
    </style:style>
    <style:style style:name="P1" style:family="paragraph">
      <style:paragraph-properties fo:text-align="center" style:writing-mode="lr-tb"/>
      <style:text-properties fo:font-weight="bold"/>
    </style:style>
    <style:style style:name="P2" style:family="paragraph">
      <loext:graphic-properties draw:fill-color="#ff972f"/>
      <style:paragraph-properties fo:text-align="center" style:writing-mode="lr-tb"/>
      <style:text-properties fo:font-weight="bold"/>
    </style:style>
    <style:style style:name="P3" style:family="paragraph">
      <loext:graphic-properties draw:fill-color="#e8f2a1"/>
      <style:paragraph-properties fo:text-align="center" style:writing-mode="lr-tb"/>
      <style:text-properties fo:font-weight="bold"/>
    </style:style>
    <style:style style:name="P4" style:family="paragraph">
      <loext:graphic-properties draw:fill-color="#b3cac7"/>
      <style:paragraph-properties fo:text-align="center" style:writing-mode="lr-tb"/>
      <style:text-properties fo:font-weight="bold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6" style:family="paragraph">
      <loext:graphic-properties draw:fill-color="#e8f2a1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7" style:family="paragraph">
      <loext:graphic-properties draw:fill-color="#b3cac7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bf00"/>
      <style:paragraph-properties fo:margin-left="0cm" fo:margin-right="0cm" fo:margin-top="0cm" fo:margin-bottom="0cm" fo:line-height="100%" fo:text-align="center" fo:text-indent="0cm" style:writing-mode="lr-tb"/>
      <style:text-properties fo:font-weight="bold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4" style:family="paragraph">
      <loext:graphic-properties draw:fill="none"/>
      <style:paragraph-properties fo:text-align="center" style:writing-mode="lr-tb"/>
      <style:text-properties fo:font-weight="bold"/>
    </style:style>
    <style:style style:name="P15" style:family="paragraph">
      <loext:graphic-properties draw:fill-color="#ffbf00"/>
      <style:paragraph-properties fo:text-align="center" style:writing-mode="lr-tb"/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2" xml:id="id1" draw:id="id1" draw:layer="layout" svg:width="6cm" svg:height="1.5cm" svg:x="13.5cm" svg:y="5.473cm">
          <text:p text:style-name="P1">Tokenize foo.jo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2" draw:id="id2" draw:layer="layout" svg:width="6cm" svg:height="1.5cm" svg:x="13.5cm" svg:y="8.499cm">
          <text:p text:style-name="P1">Parse foo.jou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6cm" svg:height="1.5cm" svg:x="21.5cm" svg:y="5.446cm">
          <text:p text:style-name="P1">Tokenize bar.jo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4" draw:id="id4" draw:layer="layout" svg:width="6cm" svg:height="1.5cm" svg:x="21.5cm" svg:y="8.472cm">
          <text:p text:style-name="P1">Parse bar.jou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6cm" svg:height="1.5cm" svg:x="29.5cm" svg:y="5.446cm">
          <text:p text:style-name="P1">Tokenize io.jo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6" draw:id="id6" draw:layer="layout" svg:width="6cm" svg:height="1.5cm" svg:x="29.5cm" svg:y="8.472cm">
          <text:p text:style-name="P1">Parse io.jou</text:p>
          <draw:enhanced-geometry svg:viewBox="0 0 21600 21600" draw:type="rectangle" draw:enhanced-path="M 0 0 L 21600 0 21600 21600 0 21600 0 0 Z N"/>
        </draw:custom-shape>
        <draw:custom-shape draw:style-name="gr4" draw:text-style-name="P2" xml:id="id8" draw:id="id8" draw:layer="layout" svg:width="6cm" svg:height="2cm" svg:x="13.5cm" svg:y="19.527cm">
          <text:p text:style-name="P1">Typecheck foo.jou</text:p>
          <text:p text:style-name="P1">(step 1)</text:p>
          <draw:enhanced-geometry svg:viewBox="0 0 21600 21600" draw:type="rectangle" draw:enhanced-path="M 0 0 L 21600 0 21600 21600 0 21600 0 0 Z N"/>
        </draw:custom-shape>
        <draw:custom-shape draw:style-name="gr5" draw:text-style-name="P6" xml:id="id10" draw:id="id10" draw:layer="layout" svg:width="6cm" svg:height="2cm" svg:x="21.5cm" svg:y="19.5cm">
          <text:p text:style-name="P5">Typecheck bar.jou</text:p>
          <text:p text:style-name="P5">(step 1)</text:p>
          <draw:enhanced-geometry svg:viewBox="0 0 21600 21600" draw:type="rectangle" draw:enhanced-path="M 0 0 L 21600 0 21600 21600 0 21600 0 0 Z N"/>
        </draw:custom-shape>
        <draw:custom-shape draw:style-name="gr6" draw:text-style-name="P7" xml:id="id11" draw:id="id11" draw:layer="layout" svg:width="6cm" svg:height="2cm" svg:x="29.5cm" svg:y="19.5cm">
          <text:p text:style-name="P5">Typecheck io.jou</text:p>
          <text:p text:style-name="P5">(step 1)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draw:type="curve" svg:x1="16.5cm" svg:y1="6.973cm" svg:x2="16.5cm" svg:y2="8.499cm" draw:start-shape="id1" draw:start-glue-point="2" draw:end-shape="id2" svg:d="M16500 6973v1526" svg:viewBox="0 0 1 1527">
          <text:p text:style-name="P8">tokens</text:p>
        </draw:connector>
        <draw:connector draw:style-name="gr8" draw:text-style-name="P9" draw:layer="layout" draw:type="curve" svg:x1="24.5cm" svg:y1="6.946cm" svg:x2="24.5cm" svg:y2="8.472cm" draw:start-shape="id3" draw:start-glue-point="2" draw:end-shape="id4" draw:end-glue-point="0" svg:d="M24500 6946v1526" svg:viewBox="0 0 1 1527">
          <text:p text:style-name="P8">tokens</text:p>
        </draw:connector>
        <draw:connector draw:style-name="gr9" draw:text-style-name="P9" draw:layer="layout" draw:type="curve" svg:x1="32.5cm" svg:y1="6.946cm" svg:x2="32.5cm" svg:y2="8.472cm" draw:start-shape="id5" draw:start-glue-point="2" draw:end-shape="id6" draw:end-glue-point="0" svg:d="M32500 6946v1526" svg:viewBox="0 0 1 1527">
          <text:p text:style-name="P8">tokens</text:p>
        </draw:connector>
        <draw:connector draw:style-name="gr10" draw:text-style-name="P9" draw:layer="layout" draw:type="curve" svg:x1="32.5cm" svg:y1="9.972cm" svg:x2="32.5cm" svg:y2="11.473cm" draw:start-shape="id6" draw:start-glue-point="2" draw:end-shape="id7" draw:end-glue-point="0" svg:d="M32500 9972v1501" svg:viewBox="0 0 1 1502">
          <text:p text:style-name="P8">AST</text:p>
        </draw:connector>
        <draw:custom-shape draw:style-name="gr11" draw:text-style-name="P10" xml:id="id9" draw:id="id9" draw:layer="layout" svg:width="7cm" svg:height="2cm" svg:x="21cm" svg:y="23.5cm">
          <text:p text:style-name="P5">Share symbo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1" draw:layer="layout" draw:type="curve" svg:x1="16.5cm" svg:y1="21.527cm" svg:x2="24.5cm" svg:y2="23.5cm" draw:start-shape="id8" draw:start-glue-point="2" draw:end-shape="id9" draw:end-glue-point="0" svg:d="M16500 21527c0 1527 8000 541 8000 1973" svg:viewBox="0 0 8001 1974">
          <text:p/>
        </draw:connector>
        <draw:connector draw:style-name="gr13" draw:text-style-name="P9" draw:layer="layout" draw:type="curve" svg:x1="24.5cm" svg:y1="21.5cm" svg:x2="24.5cm" svg:y2="23.5cm" draw:start-shape="id10" draw:start-glue-point="2" draw:end-shape="id9" svg:d="M24500 21500v2000" svg:viewBox="0 0 1 2001">
          <text:p text:style-name="P8">Partially typed AST + symbols</text:p>
        </draw:connector>
        <draw:connector draw:style-name="gr14" draw:text-style-name="P11" draw:layer="layout" draw:type="curve" svg:x1="32.5cm" svg:y1="21.5cm" svg:x2="24.5cm" svg:y2="23.5cm" draw:start-shape="id11" draw:start-glue-point="2" draw:end-shape="id9" draw:end-glue-point="0" svg:d="M32500 21500c0 1500-8000 500-8000 2000" svg:viewBox="0 0 8001 2001">
          <text:p/>
        </draw:connector>
        <draw:custom-shape draw:style-name="gr15" draw:text-style-name="P10" xml:id="id13" draw:id="id13" draw:layer="layout" svg:width="7cm" svg:height="2cm" svg:x="21cm" svg:y="31.5cm">
          <text:p text:style-name="P5">Share symbol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1" draw:layer="layout" draw:type="curve" svg:x1="16.5cm" svg:y1="29.527cm" svg:x2="24.5cm" svg:y2="31.5cm" draw:start-shape="id12" draw:end-shape="id13" draw:end-glue-point="0" svg:d="M16500 29527c0 1527 8000 541 8000 1973" svg:viewBox="0 0 8001 1974">
          <text:p/>
        </draw:connector>
        <draw:connector draw:style-name="gr13" draw:text-style-name="P13" draw:layer="layout" draw:type="curve" svg:x1="24.5cm" svg:y1="29.5cm" svg:x2="24.5cm" svg:y2="31.5cm" draw:start-shape="id14" draw:end-shape="id13" svg:d="M24500 29500v2000" svg:viewBox="0 0 1 2001">
          <text:p text:style-name="P12">Partially typed AST + symbols</text:p>
        </draw:connector>
        <draw:connector draw:style-name="gr14" draw:text-style-name="P11" draw:layer="layout" draw:type="curve" svg:x1="32.5cm" svg:y1="29.5cm" svg:x2="24.5cm" svg:y2="31.5cm" draw:start-shape="id15" draw:start-glue-point="2" draw:end-shape="id13" draw:end-glue-point="0" svg:d="M32500 29500c0 1500-8000 500-8000 2000" svg:viewBox="0 0 8001 2001">
          <text:p/>
        </draw:connector>
        <draw:connector draw:style-name="gr16" draw:text-style-name="P11" draw:layer="layout" draw:type="curve" svg:x1="24.5cm" svg:y1="25.5cm" svg:x2="16.5cm" svg:y2="27.527cm" draw:start-shape="id9" draw:start-glue-point="2" draw:end-shape="id12" draw:end-glue-point="0" svg:d="M24500 25500c0 1521-8000 508-8000 2027" svg:viewBox="0 0 8001 2028">
          <text:p/>
        </draw:connector>
        <draw:connector draw:style-name="gr17" draw:text-style-name="P13" draw:layer="layout" draw:type="curve" svg:x1="24.5cm" svg:y1="25.5cm" svg:x2="24.5cm" svg:y2="27.5cm" draw:start-shape="id9" draw:start-glue-point="2" draw:end-shape="id14" svg:d="M24500 25500v2000" svg:viewBox="0 0 1 2001">
          <text:p text:style-name="P12">Partially typed AST</text:p>
        </draw:connector>
        <draw:connector draw:style-name="gr18" draw:text-style-name="P11" draw:layer="layout" draw:type="curve" svg:x1="24.5cm" svg:y1="25.5cm" svg:x2="32.5cm" svg:y2="27.5cm" draw:start-shape="id9" draw:start-glue-point="2" draw:end-shape="id15" svg:d="M24500 25500c0 1500 8000 500 8000 2000" svg:viewBox="0 0 8001 2001">
          <text:p/>
        </draw:connector>
        <draw:custom-shape draw:style-name="gr4" draw:text-style-name="P2" xml:id="id16" draw:id="id16" draw:layer="layout" svg:width="6cm" svg:height="2cm" svg:x="13.5cm" svg:y="35.5cm">
          <text:p text:style-name="P1">Typecheck foo.jou</text:p>
          <text:p text:style-name="P1">(step 3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xml:id="id17" draw:id="id17" draw:layer="layout" svg:width="6cm" svg:height="2cm" svg:x="21.5cm" svg:y="35.5cm">
          <text:p text:style-name="P5">Typecheck bar.jou</text:p>
          <text:p text:style-name="P5">(step 3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xml:id="id18" draw:id="id18" draw:layer="layout" svg:width="6cm" svg:height="2cm" svg:x="29.5cm" svg:y="35.5cm">
          <text:p text:style-name="P5">Typecheck io.jou</text:p>
          <text:p text:style-name="P5">(step 3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" draw:text-style-name="P11" draw:layer="layout" draw:type="curve" svg:x1="24.5cm" svg:y1="33.5cm" svg:x2="16.5cm" svg:y2="35.5cm" draw:start-shape="id13" draw:start-glue-point="2" draw:end-shape="id16" svg:d="M24500 33500c0 1500-8000 500-8000 2000" svg:viewBox="0 0 8001 2001">
          <text:p/>
        </draw:connector>
        <draw:connector draw:style-name="gr22" draw:text-style-name="P13" draw:layer="layout" draw:type="curve" svg:x1="24.5cm" svg:y1="33.5cm" svg:x2="24.5cm" svg:y2="35.5cm" draw:start-shape="id13" draw:end-shape="id17" svg:d="M24500 33500v2000" svg:viewBox="0 0 1 2001">
          <text:p text:style-name="P12">Partially typed AST</text:p>
        </draw:connector>
        <draw:connector draw:style-name="gr23" draw:text-style-name="P11" draw:layer="layout" draw:type="curve" svg:x1="24.5cm" svg:y1="33.5cm" svg:x2="32.5cm" svg:y2="35.5cm" draw:start-shape="id13" draw:end-shape="id18" draw:end-glue-point="0" svg:d="M24500 33500c0 1500 8000 500 8000 2000" svg:viewBox="0 0 8001 2001">
          <text:p/>
        </draw:connector>
        <draw:custom-shape draw:style-name="gr24" draw:text-style-name="P2" xml:id="id19" draw:id="id19" draw:layer="layout" svg:width="3.5cm" svg:height="3cm" svg:x="13cm" svg:y="42.5cm">
          <text:p text:style-name="P1">Build and analyze UVG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9" draw:layer="layout" draw:type="curve" svg:x1="16.5cm" svg:y1="37.5cm" svg:x2="14.75cm" svg:y2="42.5cm" draw:start-shape="id16" draw:start-glue-point="2" draw:end-shape="id19" draw:end-glue-point="0" svg:d="M16500 37500c0 3798-1750 1298-1750 5000" svg:viewBox="0 0 1751 5001">
          <text:p text:style-name="P8"><text:s text:c="10"/>Typed AST</text:p>
        </draw:connector>
        <draw:custom-shape draw:style-name="gr26" draw:text-style-name="P3" xml:id="id20" draw:id="id20" draw:layer="layout" svg:width="3.5cm" svg:height="3cm" svg:x="21cm" svg:y="42.5cm">
          <text:p text:style-name="P1">Build and analyze UV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4" xml:id="id21" draw:id="id21" draw:layer="layout" svg:width="3.5cm" svg:height="3cm" svg:x="29cm" svg:y="42.5cm">
          <text:p text:style-name="P1">Build and analyze UVG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xml:id="id12" draw:id="id12" draw:layer="layout" svg:width="6cm" svg:height="2cm" svg:x="13.5cm" svg:y="27.527cm">
          <text:p text:style-name="P1">Typecheck foo.jou</text:p>
          <text:p text:style-name="P1">(step 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6" xml:id="id14" draw:id="id14" draw:layer="layout" svg:width="6cm" svg:height="2cm" svg:x="21.5cm" svg:y="27.5cm">
          <text:p text:style-name="P5">Typecheck bar.jou</text:p>
          <text:p text:style-name="P5">(step 2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7" xml:id="id15" draw:id="id15" draw:layer="layout" svg:width="6cm" svg:height="2cm" svg:x="29.5cm" svg:y="27.5cm">
          <text:p text:style-name="P5">Typecheck io.jou</text:p>
          <text:p text:style-name="P5">(step 2)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0" draw:text-style-name="P9" draw:layer="layout" draw:type="curve" svg:x1="24.5cm" svg:y1="37.5cm" svg:x2="22.75cm" svg:y2="42.5cm" draw:start-shape="id17" draw:end-shape="id20" svg:d="M24500 37500c0 3750-1750 1250-1750 5000" svg:viewBox="0 0 1751 5001">
          <text:p text:style-name="P8"><text:s text:c="10"/>Typed AST</text:p>
        </draw:connector>
        <draw:connector draw:style-name="gr31" draw:text-style-name="P9" draw:layer="layout" draw:type="curve" svg:x1="32.5cm" svg:y1="37.5cm" svg:x2="30.75cm" svg:y2="42.5cm" draw:start-shape="id18" draw:end-shape="id21" svg:d="M32500 37500c0 3750-1750 1250-1750 5000" svg:viewBox="0 0 1751 5001">
          <text:p text:style-name="P8"><text:s text:c="10"/>Typed AST</text:p>
        </draw:connector>
        <draw:custom-shape draw:style-name="gr32" draw:text-style-name="P4" xml:id="id7" draw:id="id7" draw:layer="layout" svg:width="6cm" svg:height="3.027cm" svg:x="29.5cm" svg:y="11.473cm">
          <text:p text:style-name="P1">Evaluate</text:p>
          <text:p text:style-name="P1">compile-time</text:p>
          <text:p text:style-name="P1">if statements</text:p>
          <text:p text:style-name="P1">io.jo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3" draw:text-style-name="P9" draw:layer="layout" draw:type="curve" svg:x1="32.5cm" svg:y1="14.5cm" svg:x2="32.5cm" svg:y2="19.5cm" draw:start-shape="id7" draw:end-shape="id11" svg:d="M32500 14500v5000" svg:viewBox="0 0 1 5001">
          <text:p text:style-name="P8">AST</text:p>
        </draw:connector>
        <draw:custom-shape draw:style-name="gr34" draw:text-style-name="P3" xml:id="id24" draw:id="id24" draw:layer="layout" svg:width="6cm" svg:height="3.027cm" svg:x="21.5cm" svg:y="11.473cm">
          <text:p text:style-name="P1">Evaluate</text:p>
          <text:p text:style-name="P1">compile-time</text:p>
          <text:p text:style-name="P1">if statements</text:p>
          <text:p text:style-name="P1">bar.jo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2" xml:id="id22" draw:id="id22" draw:layer="layout" svg:width="6cm" svg:height="3cm" svg:x="13.5cm" svg:y="11.5cm">
          <text:p text:style-name="P1">Evaluate</text:p>
          <text:p text:style-name="P1">compile-time</text:p>
          <text:p text:style-name="P1">if statement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6" draw:text-style-name="P9" draw:layer="layout" draw:type="curve" svg:x1="16.5cm" svg:y1="9.999cm" svg:x2="16.5cm" svg:y2="11.5cm" draw:start-shape="id2" draw:start-glue-point="2" draw:end-shape="id22" svg:d="M16500 9999v1501" svg:viewBox="0 0 1 1502">
          <text:p text:style-name="P8">AST</text:p>
        </draw:connector>
        <draw:connector draw:style-name="gr37" draw:text-style-name="P9" draw:layer="layout" draw:type="curve" svg:x1="16.5cm" svg:y1="14.5cm" svg:x2="18cm" svg:y2="17.25cm" draw:start-shape="id22" draw:start-glue-point="2" draw:end-shape="id23" draw:end-glue-point="3" svg:d="M16500 14500c0 1834 500 2750 1500 2750" svg:viewBox="0 0 1501 2751">
          <text:p/>
        </draw:connector>
        <draw:connector draw:style-name="gr38" draw:text-style-name="P9" draw:layer="layout" draw:type="curve" svg:x1="24.5cm" svg:y1="14.5cm" svg:x2="24.5cm" svg:y2="19.5cm" draw:start-shape="id24" draw:start-glue-point="2" draw:end-shape="id10" svg:d="M24500 14500v5000" svg:viewBox="0 0 1 5001">
          <text:p text:style-name="P8">AST</text:p>
        </draw:connector>
        <draw:connector draw:style-name="gr39" draw:text-style-name="P9" draw:layer="layout" draw:type="curve" svg:x1="24.5cm" svg:y1="9.972cm" svg:x2="24.5cm" svg:y2="11.473cm" draw:start-shape="id4" draw:end-shape="id24" draw:end-glue-point="0" svg:d="M24500 9972v1501" svg:viewBox="0 0 1 1502">
          <text:p text:style-name="P8">AST</text:p>
        </draw:connector>
        <draw:custom-shape draw:style-name="gr40" draw:text-style-name="P2" xml:id="id25" draw:id="id25" draw:layer="layout" svg:width="3cm" svg:height="3cm" svg:x="17cm" svg:y="42.5cm">
          <text:p text:style-name="P1">Build LLVM 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1" draw:text-style-name="P14" draw:layer="layout" draw:type="curve" svg:x1="16.5cm" svg:y1="37.5cm" svg:x2="18.5cm" svg:y2="42.5cm" draw:start-shape="id16" draw:start-glue-point="2" draw:end-shape="id25" draw:end-glue-point="0" svg:d="M16500 37500c0 3798 2000 1298 2000 5000" svg:viewBox="0 0 2001 5001">
          <text:p/>
        </draw:connector>
        <draw:custom-shape draw:style-name="gr42" draw:text-style-name="P3" xml:id="id26" draw:id="id26" draw:layer="layout" svg:width="3cm" svg:height="3cm" svg:x="25cm" svg:y="42.5cm">
          <text:p text:style-name="P1">Build LLVM 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27" draw:id="id27" draw:layer="layout" svg:width="3cm" svg:height="3cm" svg:x="33cm" svg:y="42.5cm">
          <text:p text:style-name="P1">Build LLVM 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4" draw:layer="layout" draw:type="curve" svg:x1="24.5cm" svg:y1="37.5cm" svg:x2="26.5cm" svg:y2="42.5cm" draw:start-shape="id17" draw:start-glue-point="2" draw:end-shape="id26" draw:end-glue-point="0" svg:d="M24500 37500c0 3750 2000 1250 2000 5000" svg:viewBox="0 0 2001 5001">
          <text:p/>
        </draw:connector>
        <draw:connector draw:style-name="gr45" draw:text-style-name="P14" draw:layer="layout" draw:type="curve" svg:x1="32.5cm" svg:y1="37.5cm" svg:x2="34.5cm" svg:y2="42.5cm" draw:start-shape="id18" draw:start-glue-point="2" draw:end-shape="id27" draw:end-glue-point="0" svg:d="M32500 37500c0 3750 2000 1250 2000 5000" svg:viewBox="0 0 2001 5001">
          <text:p/>
        </draw:connector>
        <draw:custom-shape draw:style-name="gr46" draw:text-style-name="P2" xml:id="id28" draw:id="id28" draw:layer="layout" svg:width="4cm" svg:height="2.5cm" svg:x="16.5cm" svg:y="47.5cm">
          <text:p text:style-name="P1">Compile to object 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3" xml:id="id29" draw:id="id29" draw:layer="layout" svg:width="4cm" svg:height="2.5cm" svg:x="24.5cm" svg:y="47.5cm">
          <text:p text:style-name="P1">Compile to object 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4" xml:id="id30" draw:id="id30" draw:layer="layout" svg:width="4cm" svg:height="2.5cm" svg:x="32.5cm" svg:y="47.5cm">
          <text:p text:style-name="P1">Compile to object fi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curve" svg:x1="18.5cm" svg:y1="45.5cm" svg:x2="18.5cm" svg:y2="47.5cm" draw:start-shape="id25" draw:start-glue-point="2" draw:end-shape="id28" draw:end-glue-point="0" svg:d="M18500 45500v2000" svg:viewBox="0 0 1 2001">
          <text:p text:style-name="P8">LLVM IR</text:p>
        </draw:connector>
        <draw:connector draw:style-name="gr50" draw:text-style-name="P9" draw:layer="layout" draw:type="curve" svg:x1="26.5cm" svg:y1="45.5cm" svg:x2="26.5cm" svg:y2="47.5cm" draw:start-shape="id26" draw:start-glue-point="2" draw:end-shape="id29" draw:end-glue-point="0" svg:d="M26500 45500v2000" svg:viewBox="0 0 1 2001">
          <text:p text:style-name="P8">LLVM IR</text:p>
        </draw:connector>
        <draw:connector draw:style-name="gr51" draw:text-style-name="P9" draw:layer="layout" draw:type="curve" svg:x1="34.5cm" svg:y1="45.5cm" svg:x2="34.5cm" svg:y2="47.5cm" draw:start-shape="id27" draw:end-shape="id30" draw:end-glue-point="0" svg:d="M34500 45500v2000" svg:viewBox="0 0 1 2001">
          <text:p text:style-name="P8">LLVM IR</text:p>
        </draw:connector>
        <draw:custom-shape draw:style-name="gr52" draw:text-style-name="P15" xml:id="id31" draw:id="id31" draw:layer="layout" svg:width="4cm" svg:height="2cm" svg:x="8cm" svg:y="41cm">
          <text:p text:style-name="P1">Determine linker flag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9" draw:layer="layout" draw:type="curve" svg:x1="16.5cm" svg:y1="37.5cm" svg:x2="10cm" svg:y2="41cm" draw:start-shape="id16" draw:start-glue-point="2" draw:end-shape="id31" draw:end-glue-point="0" svg:d="M16500 37500c0 2673-6500 923-6500 3500" svg:viewBox="0 0 6501 3501">
          <text:p text:style-name="P8">Typed AST</text:p>
          <text:p text:style-name="P8">(types not used)</text:p>
          <text:p text:style-name="P8"/>
        </draw:connector>
        <draw:connector draw:style-name="gr54" draw:text-style-name="P11" draw:layer="layout" draw:type="curve" svg:x1="24.5cm" svg:y1="37.5cm" svg:x2="10cm" svg:y2="41cm" draw:start-shape="id17" draw:start-glue-point="2" draw:end-shape="id31" draw:end-glue-point="0" svg:d="M24500 37500c0 2625-14500 875-14500 3500" svg:viewBox="0 0 14501 3501">
          <text:p/>
        </draw:connector>
        <draw:connector draw:style-name="gr55" draw:text-style-name="P11" draw:layer="layout" draw:type="curve" svg:x1="32.5cm" svg:y1="37.5cm" svg:x2="10cm" svg:y2="41cm" draw:start-shape="id18" draw:start-glue-point="2" draw:end-shape="id31" draw:end-glue-point="0" svg:d="M32500 37500c0 2625-22500 875-22500 3500" svg:viewBox="0 0 22501 3501">
          <text:p/>
        </draw:connector>
        <draw:connector draw:style-name="gr56" draw:text-style-name="P9" draw:layer="layout" draw:type="curve" svg:x1="12.5cm" svg:y1="3.5cm" svg:x2="10cm" svg:y2="41cm" draw:start-shape="id32" draw:end-shape="id31" draw:end-glue-point="0" svg:d="M12500 3500c0 28125-2500 9375-2500 37500" svg:viewBox="0 0 2501 37501">
          <text:p/>
        </draw:connector>
        <draw:custom-shape draw:style-name="gr52" draw:text-style-name="P15" xml:id="id33" draw:id="id33" draw:layer="layout" svg:width="4cm" svg:height="2cm" svg:x="22.5cm" svg:y="52cm">
          <text:p text:style-name="P1">Run link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7" draw:text-style-name="P9" draw:layer="layout" draw:type="curve" svg:x1="18.5cm" svg:y1="50cm" svg:x2="24.5cm" svg:y2="52cm" draw:start-shape="id28" draw:start-glue-point="2" draw:end-shape="id33" draw:end-glue-point="0" svg:d="M18500 50000c0 1500 6000 500 6000 2000" svg:viewBox="0 0 6001 2001">
          <text:p/>
        </draw:connector>
        <draw:connector draw:style-name="gr58" draw:text-style-name="P9" draw:layer="layout" draw:type="curve" svg:x1="26.5cm" svg:y1="50cm" svg:x2="24.5cm" svg:y2="52cm" draw:start-shape="id29" draw:start-glue-point="2" draw:end-shape="id33" draw:end-glue-point="0" svg:d="M26500 50000c0 1500-2000 500-2000 2000" svg:viewBox="0 0 2001 2001">
          <text:p text:style-name="P8">Paths of object files</text:p>
          <text:p text:style-name="P8"/>
        </draw:connector>
        <draw:connector draw:style-name="gr59" draw:text-style-name="P11" draw:layer="layout" draw:type="curve" svg:x1="34.5cm" svg:y1="50cm" svg:x2="24.5cm" svg:y2="52cm" draw:start-shape="id30" draw:start-glue-point="2" draw:end-shape="id33" draw:end-glue-point="0" svg:d="M34500 50000c0 1500-10000 500-10000 2000" svg:viewBox="0 0 10001 2001">
          <text:p/>
        </draw:connector>
        <draw:custom-shape draw:style-name="gr60" draw:text-style-name="P15" xml:id="id34" draw:id="id34" draw:layer="layout" svg:width="5cm" svg:height="2cm" svg:x="22cm" svg:y="55cm">
          <text:p text:style-name="P1">Run foo.ex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1" draw:text-style-name="P9" draw:layer="layout" draw:type="curve" svg:x1="24.5cm" svg:y1="54cm" svg:x2="24.5cm" svg:y2="55cm" draw:start-shape="id33" draw:end-shape="id34" draw:end-glue-point="0" svg:d="M24500 54000v1000" svg:viewBox="0 0 1 1001">
          <text:p/>
        </draw:connector>
        <draw:custom-shape draw:style-name="gr62" draw:text-style-name="P10" xml:id="id32" draw:id="id32" draw:layer="layout" svg:width="11cm" svg:height="2cm" svg:x="7cm" svg:y="1.5cm">
          <text:p text:style-name="P5">Parse command-line argumen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15" xml:id="id35" draw:id="id35" draw:layer="layout" svg:width="4.5cm" svg:height="3.5cm" svg:x="5cm" svg:y="44cm">
          <text:p text:style-name="P1">Determine name and location of output fil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4" draw:text-style-name="P9" draw:layer="layout" draw:type="curve" svg:x1="7cm" svg:y1="2.5cm" svg:x2="7.25cm" svg:y2="44cm" draw:start-shape="id32" draw:start-glue-point="3" draw:end-shape="id35" draw:end-glue-point="0" svg:d="M7000 2500c-751 0-626 10625-376 13407s626-2282 626 28093" svg:viewBox="0 0 820 41501">
          <text:p/>
        </draw:connector>
        <draw:connector draw:style-name="gr65" draw:text-style-name="P9" draw:layer="layout" draw:type="curve" svg:x1="10cm" svg:y1="43cm" svg:x2="22.5cm" svg:y2="53cm" draw:start-shape="id31" draw:start-glue-point="2" draw:end-shape="id33" draw:end-glue-point="3" svg:d="M10000 43000c0 6667 4166 10000 12500 10000" svg:viewBox="0 0 12501 10001">
          <text:p text:style-name="P8">Linker flags <text:s text:c="58"/></text:p>
        </draw:connector>
        <draw:connector draw:style-name="gr66" draw:text-style-name="P9" draw:layer="layout" draw:type="curve" svg:x1="7.25cm" svg:y1="47.5cm" svg:x2="22.5cm" svg:y2="53cm" draw:start-shape="id35" draw:start-glue-point="2" draw:end-shape="id33" draw:end-glue-point="3" svg:d="M7250 47500c0 3667 5083 5500 15250 5500" svg:viewBox="0 0 15251 5501">
          <text:p/>
        </draw:connector>
        <draw:connector draw:style-name="gr67" draw:text-style-name="P9" draw:layer="layout" draw:type="curve" svg:x1="7.25cm" svg:y1="47.5cm" svg:x2="22cm" svg:y2="56cm" draw:start-shape="id35" draw:start-glue-point="2" draw:end-shape="id34" draw:end-glue-point="3" svg:d="M7250 47500c0 5667 4916 8500 14750 8500" svg:viewBox="0 0 14751 8501">
          <text:p text:style-name="P8">Path to foo.exe <text:s text:c="57"/></text:p>
        </draw:connector>
        <draw:custom-shape draw:style-name="gr68" draw:text-style-name="P2" xml:id="id23" draw:id="id23" draw:layer="layout" svg:width="4.5cm" svg:height="2.5cm" svg:x="18cm" svg:y="16cm">
          <text:p text:style-name="P1">Start compiling imported files</text:p>
          <draw:enhanced-geometry svg:viewBox="0 0 21600 21600" draw:type="rectangle" draw:enhanced-path="M 0 0 L 21600 0 21600 21600 0 21600 0 0 Z N"/>
        </draw:custom-shape>
        <draw:connector draw:style-name="gr69" draw:text-style-name="P9" draw:layer="layout" draw:type="curve" svg:x1="16.5cm" svg:y1="14.5cm" svg:x2="16.5cm" svg:y2="19.527cm" draw:start-shape="id22" draw:start-glue-point="2" draw:end-shape="id8" draw:end-glue-point="0" svg:d="M16500 14500v5027" svg:viewBox="0 0 1 5028">
          <text:p text:style-name="P8">AST</text:p>
        </draw:connector>
        <draw:connector draw:style-name="gr70" draw:text-style-name="P9" draw:layer="layout" draw:type="curve" svg:x1="20.25cm" svg:y1="16cm" svg:x2="21.5cm" svg:y2="6.196cm" draw:start-shape="id23" draw:start-glue-point="0" draw:end-shape="id3" draw:end-glue-point="3" svg:d="M20250 16000c0-6536 416-9804 1250-9804" svg:viewBox="0 0 1251 9805">
          <text:p/>
        </draw:connector>
        <draw:custom-shape draw:style-name="gr71" draw:text-style-name="P3" xml:id="id36" draw:id="id36" draw:layer="layout" svg:width="4.5cm" svg:height="2.527cm" svg:x="26cm" svg:y="16cm">
          <text:p text:style-name="P1">Start compiling imported fil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11" draw:layer="layout" draw:type="curve" svg:x1="24.5cm" svg:y1="14.5cm" svg:x2="26cm" svg:y2="17.263cm" draw:start-shape="id24" draw:start-glue-point="2" draw:end-shape="id36" draw:end-glue-point="3" svg:d="M24500 14500c0 1842 500 2763 1500 2763" svg:viewBox="0 0 1501 2764">
          <text:p/>
        </draw:connector>
        <draw:connector draw:style-name="gr73" draw:text-style-name="P11" draw:layer="layout" draw:type="curve" svg:x1="28.25cm" svg:y1="16cm" svg:x2="29.5cm" svg:y2="6.196cm" draw:start-shape="id36" draw:start-glue-point="0" draw:end-shape="id5" draw:end-glue-point="3" svg:d="M28250 16000c0-6536 416-9804 1250-9804" svg:viewBox="0 0 1251 9805">
          <text:p/>
        </draw:connector>
        <draw:connector draw:style-name="gr74" draw:text-style-name="P9" draw:layer="layout" draw:type="curve" svg:x1="12.5cm" svg:y1="3.5cm" svg:x2="16.5cm" svg:y2="5.473cm" draw:start-shape="id32" draw:start-glue-point="2" draw:end-shape="id1" draw:end-glue-point="0" svg:d="M12500 3500c0 1480 4000 494 4000 1973" svg:viewBox="0 0 4001 1974">
          <text:p text:style-name="P8"><text:s text:c="10"/>File name foo.jou</text:p>
          <text:p text:style-name="P8"/>
        </draw:connector>
        <draw:connector draw:style-name="gr75" draw:text-style-name="P11" draw:layer="layout" draw:type="curve" svg:x1="20.25cm" svg:y1="16cm" svg:x2="32.5cm" svg:y2="5.446cm" draw:start-shape="id23" draw:start-glue-point="0" draw:end-shape="id5" draw:end-glue-point="0" svg:d="M20250 16000c0-16582 12250-11305 12250-10554" svg:viewBox="0 0 12251 11943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Muodot" draw:style="rectangular" draw:cx="50%" draw:cy="50%" draw:start-color="#cccccc" draw:end-color="#ffffff" draw:start-intensity="100%" draw:end-intensity="100%" draw:angle="0deg" draw:border="0%"/>
    <draw:gradient draw:name="Täytetty" draw:style="linear" draw:start-color="#ffffff" draw:end-color="#cccccc" draw:start-intensity="100%" draw:end-intensity="100%" draw:angle="30deg" draw:border="0%"/>
    <draw:gradient draw:name="Täytetty_20_keltainen" draw:display-name="Täytetty keltainen" draw:style="linear" draw:start-color="#ffde59" draw:end-color="#b47804" draw:start-intensity="100%" draw:end-intensity="100%" draw:angle="30deg" draw:border="0%"/>
    <draw:gradient draw:name="Täytetty_20_punainen" draw:display-name="Täytetty punainen" draw:style="linear" draw:start-color="#ff6d6d" draw:end-color="#c9211e" draw:start-intensity="100%" draw:end-intensity="100%" draw:angle="30deg" draw:border="0%"/>
    <draw:gradient draw:name="Täytetty_20_sininen" draw:display-name="Täytetty sininen" draw:style="linear" draw:start-color="#729fcf" draw:end-color="#355269" draw:start-intensity="100%" draw:end-intensity="100%" draw:angle="30deg" draw:border="0%"/>
    <draw:gradient draw:name="Täytetty_20_vihreä" draw:display-name="Täytetty vihreä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Nuolenkärjet_20_1" draw:display-name="Nuolenkärjet 1" svg:viewBox="0 0 20 20" svg:d="M0 20l10-20 10 20z"/>
    <draw:marker draw:name="Nuolenkärjet_20_10" draw:display-name="Nuolenkärjet 10" svg:viewBox="0 0 20 20" svg:d="M0 20l10-20 10 20z"/>
    <draw:marker draw:name="Nuolenkärjet_20_12" draw:display-name="Nuolenkärjet 12" svg:viewBox="0 0 20 20" svg:d="M0 20l10-20 10 20z"/>
    <draw:marker draw:name="Nuolenkärjet_20_13" draw:display-name="Nuolenkärjet 13" svg:viewBox="0 0 20 20" svg:d="M0 20l10-20 10 20z"/>
    <draw:marker draw:name="Nuolenkärjet_20_14" draw:display-name="Nuolenkärjet 14" svg:viewBox="0 0 20 20" svg:d="M0 20l10-20 10 20z"/>
    <draw:marker draw:name="Nuolenkärjet_20_15" draw:display-name="Nuolenkärjet 15" svg:viewBox="0 0 20 20" svg:d="M0 20l10-20 10 20z"/>
    <draw:marker draw:name="Nuolenkärjet_20_16" draw:display-name="Nuolenkärjet 16" svg:viewBox="0 0 20 20" svg:d="M0 20l10-20 10 20z"/>
    <draw:marker draw:name="Nuolenkärjet_20_17" draw:display-name="Nuolenkärjet 17" svg:viewBox="0 0 20 20" svg:d="M0 20l10-20 10 20z"/>
    <draw:marker draw:name="Nuolenkärjet_20_18" draw:display-name="Nuolenkärjet 18" svg:viewBox="0 0 20 20" svg:d="M0 20l10-20 10 20z"/>
    <draw:marker draw:name="Nuolenkärjet_20_23" draw:display-name="Nuolenkärjet 23" svg:viewBox="0 0 20 20" svg:d="M0 20l10-20 10 20z"/>
    <draw:marker draw:name="Nuolenkärjet_20_24" draw:display-name="Nuolenkärjet 24" svg:viewBox="0 0 20 20" svg:d="M0 20l10-20 10 20z"/>
    <draw:marker draw:name="Nuolenkärjet_20_25" draw:display-name="Nuolenkärjet 25" svg:viewBox="0 0 20 20" svg:d="M0 20l10-20 10 20z"/>
    <draw:marker draw:name="Nuolenkärjet_20_26" draw:display-name="Nuolenkärjet 26" svg:viewBox="0 0 20 20" svg:d="M0 20l10-20 10 20z"/>
    <draw:marker draw:name="Nuolenkärjet_20_27" draw:display-name="Nuolenkärjet 27" svg:viewBox="0 0 20 20" svg:d="M0 20l10-20 10 20z"/>
    <draw:marker draw:name="Nuolenkärjet_20_28" draw:display-name="Nuolenkärjet 28" svg:viewBox="0 0 20 20" svg:d="M0 20l10-20 10 20z"/>
    <draw:marker draw:name="Nuolenkärjet_20_29" draw:display-name="Nuolenkärjet 29" svg:viewBox="0 0 20 20" svg:d="M0 20l10-20 10 20z"/>
    <draw:marker draw:name="Nuolenkärjet_20_3" draw:display-name="Nuolenkärjet 3" svg:viewBox="0 0 20 20" svg:d="M0 20l10-20 10 20z"/>
    <draw:marker draw:name="Nuolenkärjet_20_30" draw:display-name="Nuolenkärjet 30" svg:viewBox="0 0 20 20" svg:d="M0 20l10-20 10 20z"/>
    <draw:marker draw:name="Nuolenkärjet_20_32" draw:display-name="Nuolenkärjet 32" svg:viewBox="0 0 20 20" svg:d="M0 20l10-20 10 20z"/>
    <draw:marker draw:name="Nuolenkärjet_20_33" draw:display-name="Nuolenkärjet 33" svg:viewBox="0 0 20 20" svg:d="M0 20l10-20 10 20z"/>
    <draw:marker draw:name="Nuolenkärjet_20_34" draw:display-name="Nuolenkärjet 34" svg:viewBox="0 0 20 20" svg:d="M0 20l10-20 10 20z"/>
    <draw:marker draw:name="Nuolenkärjet_20_35" draw:display-name="Nuolenkärjet 35" svg:viewBox="0 0 20 20" svg:d="M0 20l10-20 10 20z"/>
    <draw:marker draw:name="Nuolenkärjet_20_36" draw:display-name="Nuolenkärjet 36" svg:viewBox="0 0 20 20" svg:d="M0 20l10-20 10 20z"/>
    <draw:marker draw:name="Nuolenkärjet_20_37" draw:display-name="Nuolenkärjet 37" svg:viewBox="0 0 20 20" svg:d="M0 20l10-20 10 20z"/>
    <draw:marker draw:name="Nuolenkärjet_20_39" draw:display-name="Nuolenkärjet 39" svg:viewBox="0 0 20 20" svg:d="M0 20l10-20 10 20z"/>
    <draw:marker draw:name="Nuolenkärjet_20_40" draw:display-name="Nuolenkärjet 40" svg:viewBox="0 0 20 20" svg:d="M0 20l10-20 10 20z"/>
    <draw:marker draw:name="Nuolenkärjet_20_41" draw:display-name="Nuolenkärjet 41" svg:viewBox="0 0 20 20" svg:d="M0 20l10-20 10 20z"/>
    <draw:marker draw:name="Nuolenkärjet_20_43" draw:display-name="Nuolenkärjet 43" svg:viewBox="0 0 20 20" svg:d="M0 20l10-20 10 20z"/>
    <draw:marker draw:name="Nuolenkärjet_20_44" draw:display-name="Nuolenkärjet 44" svg:viewBox="0 0 20 20" svg:d="M0 20l10-20 10 20z"/>
    <draw:marker draw:name="Nuolenkärjet_20_45" draw:display-name="Nuolenkärjet 45" svg:viewBox="0 0 20 20" svg:d="M0 20l10-20 10 20z"/>
    <draw:marker draw:name="Nuolenkärjet_20_46" draw:display-name="Nuolenkärjet 46" svg:viewBox="0 0 20 20" svg:d="M0 20l10-20 10 20z"/>
    <draw:marker draw:name="Nuolenkärjet_20_47" draw:display-name="Nuolenkärjet 47" svg:viewBox="0 0 20 20" svg:d="M0 20l10-20 10 20z"/>
    <draw:marker draw:name="Nuolenkärjet_20_48" draw:display-name="Nuolenkärjet 48" svg:viewBox="0 0 20 20" svg:d="M0 20l10-20 10 20z"/>
    <draw:marker draw:name="Nuolenkärjet_20_49" draw:display-name="Nuolenkärjet 49" svg:viewBox="0 0 20 20" svg:d="M0 20l10-20 10 20z"/>
    <draw:marker draw:name="Nuolenkärjet_20_5" draw:display-name="Nuolenkärjet 5" svg:viewBox="0 0 20 20" svg:d="M0 20l10-20 10 20z"/>
    <draw:marker draw:name="Nuolenkärjet_20_50" draw:display-name="Nuolenkärjet 50" svg:viewBox="0 0 20 20" svg:d="M0 20l10-20 10 20z"/>
    <draw:marker draw:name="Nuolenkärjet_20_51" draw:display-name="Nuolenkärjet 51" svg:viewBox="0 0 20 20" svg:d="M0 20l10-20 10 20z"/>
    <draw:marker draw:name="Nuolenkärjet_20_52" draw:display-name="Nuolenkärjet 52" svg:viewBox="0 0 20 20" svg:d="M0 20l10-20 10 20z"/>
    <draw:marker draw:name="Nuolenkärjet_20_53" draw:display-name="Nuolenkärjet 53" svg:viewBox="0 0 20 20" svg:d="M0 20l10-20 10 20z"/>
    <draw:marker draw:name="Nuolenkärjet_20_54" draw:display-name="Nuolenkärjet 54" svg:viewBox="0 0 20 20" svg:d="M0 20l10-20 10 20z"/>
    <draw:marker draw:name="Nuolenkärjet_20_55" draw:display-name="Nuolenkärjet 55" svg:viewBox="0 0 20 20" svg:d="M0 20l10-20 10 20z"/>
    <draw:marker draw:name="Nuolenkärjet_20_56" draw:display-name="Nuolenkärjet 56" svg:viewBox="0 0 20 20" svg:d="M0 20l10-20 10 20z"/>
    <draw:marker draw:name="Nuolenkärjet_20_6" draw:display-name="Nuolenkärjet 6" svg:viewBox="0 0 20 20" svg:d="M0 20l10-20 10 20z"/>
    <draw:marker draw:name="Nuolenkärjet_20_9" draw:display-name="Nuolenkärjet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i" fo:country="FI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Muodot"/>
      <style:text-properties fo:font-size="14pt" fo:font-weight="bold"/>
    </style:style>
    <style:style style:name="Filled" style:family="graphic" style:parent-style-name="Shapes">
      <style:graphic-properties draw:fill="gradient" draw:fill-gradient-name="Täytetty"/>
    </style:style>
    <style:style style:name="Filled_20_Blue" style:display-name="Filled Blue" style:family="graphic" style:parent-style-name="Filled">
      <style:graphic-properties draw:fill-gradient-name="Täytetty_20_sininen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Täytetty_20_vihreä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Täytetty_20_punainen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Täytetty_20_keltainen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3:34:29.516169813</meta:creation-date>
    <dc:date>2025-04-02T18:01:11.724843847</dc:date>
    <meta:editing-duration>PT3H31M38S</meta:editing-duration>
    <meta:editing-cycles>14</meta:editing-cycles>
    <meta:generator>LibreOffice/7.4.7.2$Linux_X86_64 LibreOffice_project/40$Build-2</meta:generator>
    <meta:document-statistic meta:object-count="84"/>
  </office:meta>
</office:document-meta>
</file>